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97cm" svg:y1="13.713cm" svg:x2="14.957cm" svg:y2="13.713cm">
          <text:p/>
        </draw:line>
        <draw:line draw:style-name="gr1" draw:text-style-name="P1" draw:layer="layout" svg:x1="9.877cm" svg:y1="18.793cm" svg:x2="9.877cm" svg:y2="8.633cm">
          <text:p/>
        </draw:line>
        <draw:line draw:style-name="gr2" draw:text-style-name="P1" draw:layer="layout" svg:x1="11.147cm" svg:y1="13.459cm" svg:x2="11.147cm" svg:y2="13.713cm">
          <text:p/>
        </draw:line>
        <draw:line draw:style-name="gr2" draw:text-style-name="P1" draw:layer="layout" svg:x1="13.687cm" svg:y1="13.459cm" svg:x2="13.687cm" svg:y2="13.713cm">
          <text:p/>
        </draw:line>
        <draw:line draw:style-name="gr2" draw:text-style-name="P1" draw:layer="layout" svg:x1="8.607cm" svg:y1="13.459cm" svg:x2="8.607cm" svg:y2="13.713cm">
          <text:p/>
        </draw:line>
        <draw:line draw:style-name="gr2" draw:text-style-name="P1" draw:layer="layout" svg:x1="6.067cm" svg:y1="13.459cm" svg:x2="6.067cm" svg:y2="13.713cm">
          <text:p/>
        </draw:line>
        <draw:line draw:style-name="gr2" draw:text-style-name="P1" draw:layer="layout" svg:x1="10.131cm" svg:y1="12.443cm" svg:x2="9.877cm" svg:y2="12.443cm">
          <text:p/>
        </draw:line>
        <draw:line draw:style-name="gr2" draw:text-style-name="P1" draw:layer="layout" svg:x1="10.131cm" svg:y1="9.903cm" svg:x2="9.877cm" svg:y2="9.903cm">
          <text:p/>
        </draw:line>
        <draw:line draw:style-name="gr2" draw:text-style-name="P1" draw:layer="layout" svg:x1="10.131cm" svg:y1="14.983cm" svg:x2="9.877cm" svg:y2="14.983cm">
          <text:p/>
        </draw:line>
        <draw:line draw:style-name="gr2" draw:text-style-name="P1" draw:layer="layout" svg:x1="10.131cm" svg:y1="17.523cm" svg:x2="9.877cm" svg:y2="17.523cm">
          <text:p/>
        </draw:line>
        <draw:custom-shape draw:style-name="gr3" draw:text-style-name="P1" draw:layer="layout" svg:width="0.254cm" svg:height="0.254cm" svg:x="8.48cm" svg:y="12.31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4cm" svg:y="12.31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8cm" svg:y="9.77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4cm" svg:y="9.77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6cm" svg:y="12.31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2cm" svg:y="12.31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6cm" svg:y="9.77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2cm" svg:y="9.77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8cm" svg:y="17.39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4cm" svg:y="17.39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8cm" svg:y="14.85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4cm" svg:y="14.85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6cm" svg:y="17.39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2cm" svg:y="17.39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6cm" svg:y="14.85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2cm" svg:y="14.85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4" draw:layer="layout" svg:width="1.27cm" svg:height="1.266cm" svg:x="6.067cm" svg:y="8.637cm">
          <draw:text-box>
            <text:p>5</text:p>
          </draw:text-box>
        </draw:frame>
        <draw:frame draw:style-name="gr4" draw:layer="layout" svg:width="1.27cm" svg:height="1.266cm" svg:x="6.067cm" svg:y="11.173cm">
          <draw:text-box>
            <text:p>1</text:p>
          </draw:text-box>
        </draw:frame>
        <draw:frame draw:style-name="gr4" draw:layer="layout" svg:width="1.27cm" svg:height="1.266cm" svg:x="6.067cm" svg:y="13.717cm">
          <draw:text-box>
            <text:p>9</text:p>
          </draw:text-box>
        </draw:frame>
        <draw:frame draw:style-name="gr4" draw:layer="layout" svg:width="1.27cm" svg:height="1.266cm" svg:x="6.067cm" svg:y="16.257cm">
          <draw:text-box>
            <text:p>13</text:p>
          </draw:text-box>
        </draw:frame>
        <draw:frame draw:style-name="gr4" draw:layer="layout" svg:width="1.27cm" svg:height="1.266cm" svg:x="8.607cm" svg:y="8.633cm">
          <draw:text-box>
            <text:p>4</text:p>
          </draw:text-box>
        </draw:frame>
        <draw:frame draw:style-name="gr4" draw:layer="layout" svg:width="1.27cm" svg:height="1.266cm" svg:x="8.607cm" svg:y="11.173cm">
          <draw:text-box>
            <text:p>0</text:p>
          </draw:text-box>
        </draw:frame>
        <draw:frame draw:style-name="gr4" draw:layer="layout" svg:width="1.27cm" svg:height="1.266cm" svg:x="8.607cm" svg:y="13.713cm">
          <draw:text-box>
            <text:p>2</text:p>
          </draw:text-box>
        </draw:frame>
        <draw:frame draw:style-name="gr4" draw:layer="layout" svg:width="1.27cm" svg:height="1.266cm" svg:x="8.607cm" svg:y="16.257cm">
          <draw:text-box>
            <text:p>12</text:p>
          </draw:text-box>
        </draw:frame>
        <draw:frame draw:style-name="gr4" draw:layer="layout" svg:width="1.27cm" svg:height="1.266cm" svg:x="11.147cm" svg:y="8.637cm">
          <draw:text-box>
            <text:p>6</text:p>
          </draw:text-box>
        </draw:frame>
        <draw:frame draw:style-name="gr4" draw:layer="layout" svg:width="1.27cm" svg:height="1.266cm" svg:x="11.147cm" svg:y="11.173cm">
          <draw:text-box>
            <text:p>8</text:p>
          </draw:text-box>
        </draw:frame>
        <draw:frame draw:style-name="gr4" draw:layer="layout" svg:width="1.27cm" svg:height="1.266cm" svg:x="11.147cm" svg:y="13.713cm">
          <draw:text-box>
            <text:p>10</text:p>
          </draw:text-box>
        </draw:frame>
        <draw:frame draw:style-name="gr4" draw:layer="layout" svg:width="1.27cm" svg:height="1.266cm" svg:x="11.147cm" svg:y="16.253cm">
          <draw:text-box>
            <text:p>14</text:p>
          </draw:text-box>
        </draw:frame>
        <draw:frame draw:style-name="gr4" draw:layer="layout" svg:width="1.27cm" svg:height="1.266cm" svg:x="13.687cm" svg:y="8.637cm">
          <draw:text-box>
            <text:p>7</text:p>
          </draw:text-box>
        </draw:frame>
        <draw:frame draw:style-name="gr4" draw:layer="layout" svg:width="1.27cm" svg:height="1.266cm" svg:x="13.687cm" svg:y="11.177cm">
          <draw:text-box>
            <text:p>3</text:p>
          </draw:text-box>
        </draw:frame>
        <draw:frame draw:style-name="gr4" draw:layer="layout" svg:width="1.27cm" svg:height="1.266cm" svg:x="13.687cm" svg:y="13.713cm">
          <draw:text-box>
            <text:p>11</text:p>
          </draw:text-box>
        </draw:frame>
        <draw:frame draw:style-name="gr4" draw:layer="layout" svg:width="1.27cm" svg:height="1.266cm" svg:x="13.687cm" svg:y="16.253cm">
          <draw:text-box>
            <text:p>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09:28.402223883</meta:creation-date>
    <dc:date>2015-03-15T12:17:56.196993527</dc:date>
    <meta:editing-duration>PT7M58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